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660e7a" style:font-name="Courier New1" fo:font-size="8pt" fo:font-weight="bold" style:font-size-asian="8pt" style:font-size-complex="8pt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222222" style:font-name="Arial1" fo:font-size="12pt" fo:letter-spacing="normal" fo:font-style="normal" fo:font-weight="normal" style:font-size-asian="8pt" style:font-size-complex="8pt"/>
    </style:style>
    <style:style style:name="P6" style:family="paragraph" style:parent-style-name="Preformatted_20_Text">
      <style:paragraph-properties fo:background-color="#ffffff" fo:padding-left="0cm" fo:padding-right="0cm" fo:padding-top="0cm" fo:padding-bottom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7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style:font-size-asian="8pt" style:font-size-complex="8pt"/>
    </style:style>
    <style:style style:name="P8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Standard">
      <style:paragraph-properties loext:contextual-spacing="false" fo:margin-top="0cm" fo:margin-bottom="0cm" fo:orphans="2" fo:widows="2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tyle="italic"/>
    </style:style>
    <style:style style:name="T4" style:family="text">
      <style:text-properties fo:color="#008000" fo:font-weight="bold"/>
    </style:style>
    <style:style style:name="T5" style:family="text">
      <style:text-properties fo:color="#660e7a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98137095861206080" text:style-name="Outline">
        <text:list-item>
          <text:h text:style-name="P11" text:outline-level="1">font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Mmanejo de letras</text:p>
      <text:p text:style-name="Standard"/>
      <text:p text:style-name="Standard">F.Creación: 26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21484713" text:continue-numbering="true" text:style-name="Outline">
        <text:list-item>
          <text:list>
            <text:list-item>
              <text:h text:style-name="Heading_20_2" text:outline-level="2">Theme.<text:span text:style-name="T3">of</text:span>(context).<text:span text:style-name="T5">textTheme</text:span>.<text:span text:style-name="T5">title</text:span>.<text:span text:style-name="T5">fontSize</text:span></text:h>
            </text:list-item>
          </text:list>
        </text:list-item>
      </text:list>
      <text:p text:style-name="P4"/>
      <text:p text:style-name="P3"><text:s/>print(<text:span text:style-name="T4">"fontSize Title =</text:span>${Theme.<text:span text:style-name="T3">of</text:span>(context).<text:span text:style-name="T5">textTheme</text:span>.<text:span text:style-name="T5">title</text:span>.<text:span text:style-name="T5">fontSize</text:span>}<text:span text:style-name="T4">"</text:span>);</text:p>
      <text:p text:style-name="P3"><text:s/>print(<text:span text:style-name="T4">"fontSize body1 =</text:span>${Theme.<text:span text:style-name="T3">of</text:span>(context).<text:span text:style-name="T5">textTheme</text:span>.<text:span text:style-name="T5">body1</text:span>.<text:span text:style-name="T5">fontSize</text:span>}<text:span text:style-name="T4">"</text:span>);</text:p>
      <text:p text:style-name="P3"><text:s/>print(<text:span text:style-name="T4">"fontSize body2 =</text:span>${Theme.<text:span text:style-name="T3">of</text:span>(context).<text:span text:style-name="T5">textTheme</text:span>.<text:span text:style-name="T5">body2</text:span>.<text:span text:style-name="T5">fontSize</text:span>}<text:span text:style-name="T4">"</text:span>);</text:p>
      <text:p text:style-name="P3"><text:s/>print(<text:span text:style-name="T4">"fontSize display1 <text:s/>=</text:span>${Theme.<text:span text:style-name="T3">of</text:span>(context).<text:span text:style-name="T5">textTheme</text:span>.<text:span text:style-name="T5">display1</text:span>.<text:span text:style-name="T5">fontSize</text:span>}<text:span text:style-name="T4">"</text:span>);</text:p>
      <text:p text:style-name="P3"><text:s/>print(<text:span text:style-name="T4">"fontSize display2 <text:s/>=</text:span>${Theme.<text:span text:style-name="T3">of</text:span>(context).<text:span text:style-name="T5">textTheme</text:span>.<text:span text:style-name="T5">display2</text:span>.<text:span text:style-name="T5">fontSize</text:span>}<text:span text:style-name="T4">"</text:span>);</text:p>
      <text:p text:style-name="P3"><text:s/>print(<text:span text:style-name="T4">"fontSize display3 <text:s/>=</text:span>${Theme.<text:span text:style-name="T3">of</text:span>(context).<text:span text:style-name="T5">textTheme</text:span>.<text:span text:style-name="T5">display3</text:span>.<text:span text:style-name="T5">fontSize</text:span>}<text:span text:style-name="T4">"</text:span>);</text:p>
      <text:p text:style-name="P3"><text:s/>print(<text:span text:style-name="T4">"fontSize display4 <text:s/>=</text:span>${Theme.<text:span text:style-name="T3">of</text:span>(context).<text:span text:style-name="T5">textTheme</text:span>.<text:span text:style-name="T5">display4</text:span>.<text:span text:style-name="T5">fontSize</text:span>}<text:span text:style-name="T4">"</text:span>);</text:p>
      <text:p text:style-name="P6"/>
      <text:p text:style-name="P3"/>
      <text:p text:style-name="P5">After some more research we have slightly extended the list of font formats we intend to support going forward:</text:p>
      <text:p text:style-name="P10"/>
      <text:p text:style-name="P10">* TrueType fonts (TTF) and TrueType collections (TTC)</text:p>
      <text:p text:style-name="P8">* CFF fonts</text:p>
      <text:p text:style-name="P8">* OpenType fonts (OTF, both TrueType and CFF variants) and OpenType collections (OTC)</text:p>
      <text:p text:style-name="P8">* SFNT-based bitmap fonts, including color Emoji</text:p>
      <text:p text:style-name="P9"/>
      <text:p text:style-name="P8">Support for all other formats will be removed. Let me know if you've any concerns about this change.</text:p>
      <text:p text:style-name="P9"/>
      <text:p text:style-name="P8">Michael</text:p>
      <text:p text:style-name="P3"/>
      <text:p text:style-name="P7"/>
      <text:p text:style-name="P12"><text:a xlink:type="simple" xlink:href="https://fonts.google.com/" text:style-name="Internet_20_link" text:visited-style-name="Visited_20_Internet_20_Link">Tipografía de goog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8</meta:editing-cycles>
    <meta:creation-date>2018-03-07T12:45:00</meta:creation-date>
    <dc:date>2019-01-20T01:27:48.15</dc:date>
    <meta:editing-duration>PT2H43M25S</meta:editing-duration>
    <meta:generator>OpenOffice/4.1.6$Win32 OpenOffice.org_project/416m1$Build-9790</meta:generator>
    <meta:document-statistic meta:table-count="0" meta:image-count="0" meta:object-count="0" meta:page-count="2" meta:paragraph-count="25" meta:word-count="112" meta:character-count="116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